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14ec"/>
    </style:style>
    <style:style style:name="P2" style:family="paragraph" style:parent-style-name="Standard">
      <style:text-properties officeooo:rsid="00081747" officeooo:paragraph-rsid="00081747"/>
    </style:style>
    <style:style style:name="P3" style:family="paragraph" style:parent-style-name="Standard">
      <style:text-properties officeooo:paragraph-rsid="00081747"/>
    </style:style>
    <style:style style:name="P4" style:family="paragraph" style:parent-style-name="Standard">
      <style:text-properties officeooo:rsid="00081747" officeooo:paragraph-rsid="00081747"/>
    </style:style>
    <style:style style:name="P5" style:family="paragraph" style:parent-style-name="Text_20_body" style:list-style-name="L1"/>
    <style:style style:name="T1" style:family="text">
      <style:text-properties officeooo:rsid="000714ec"/>
    </style:style>
    <style:style style:name="T2" style:family="text">
      <style:text-properties officeooo:rsid="0008174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Prompt for amount, interest rate and no. of years and calculate simple interest.</text:p>
      <text:p text:style-name="P1">&lt;html&gt;</text:p>
      <text:p text:style-name="P1">&lt;body&gt;</text:p>
      <text:p text:style-name="P1">&lt;script&gt;</text:p>
      <text:p text:style-name="P1">var amount=prompt("Enter amount:");</text:p>
      <text:p text:style-name="P1">console.log(amount);</text:p>
      <text:p text:style-name="P1">var rate=prompt("Enter rate %:");</text:p>
      <text:p text:style-name="P1">console.log(rate);</text:p>
      <text:p text:style-name="P1">var n=prompt("Enter number of years:");</text:p>
      <text:p text:style-name="P1">console.log(n);</text:p>
      <text:p text:style-name="P1">var si=(amount*rate*n)/100;</text:p>
      <text:p text:style-name="P1">alert("simple interest is:"+si);</text:p>
      <text:p text:style-name="P1">&lt;/script&gt;</text:p>
      <text:p text:style-name="P1">&lt;/body&gt;</text:p>
      <text:p text:style-name="P1">&lt;/html&gt;</text:p>
      <text:p text:style-name="P1"/>
      <text:p text:style-name="P1"/>
      <text:p text:style-name="P1"><text:span text:style-name="T1">2. </text:span>is palindrome string</text:p>
      <text:p text:style-name="P1">&lt;html&gt;</text:p>
      <text:p text:style-name="P1">&lt;body&gt;</text:p>
      <text:p text:style-name="P1">&lt;script&gt;</text:p>
      <text:p text:style-name="P1">var value =prompt("Enter the string:");</text:p>
      <text:p text:style-name="P1">console.log(value);</text:p>
      <text:p text:style-name="P1">var output=value.split('').reverse().join('');</text:p>
      <text:p text:style-name="P1">if(output===value)</text:p>
      <text:p text:style-name="P1">{</text:p>
      <text:p text:style-name="P1">alert("is Palindrome");</text:p>
      <text:p text:style-name="P1">}</text:p>
      <text:p text:style-name="P1">else</text:p>
      <text:p text:style-name="P1">{</text:p>
      <text:p text:style-name="P1">alert("is not a Palindrome");</text:p>
      <text:p text:style-name="P1">}</text:p>
      <text:p text:style-name="P1">&lt;/script&gt;</text:p>
      <text:p text:style-name="P1">&lt;/body&gt;</text:p>
      <text:p text:style-name="P1">&lt;/html&gt;</text:p>
      <text:p text:style-name="P1"/>
      <text:p text:style-name="P1"/>
      <text:p text:style-name="P1"/>
      <text:p text:style-name="P1"><text:span text:style-name="T1">3. </text:span>Area of circle</text:p>
      <text:p text:style-name="P1">&lt;html&gt;</text:p>
      <text:p text:style-name="P1">&lt;body&gt;</text:p>
      <text:p text:style-name="P1">&lt;script&gt;</text:p>
      <text:p text:style-name="P1">var pi = Math.PI;</text:p>
      <text:p text:style-name="P1">var r=prompt("Enter the radius:");</text:p>
      <text:p text:style-name="P1">console.log(r);</text:p>
      <text:p text:style-name="P1">var result= pi*r*r;</text:p>
      <text:p text:style-name="P1"/>
      <text:p text:style-name="P1">alert("area of a circle is:"+ result);</text:p>
      <text:p text:style-name="P1">&lt;/script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4. </text:span>Copy information of one object to another and log it to console.</text:p>
      <text:p text:style-name="P1">&lt;html&gt;</text:p>
      <text:p text:style-name="P1">&lt;body&gt;</text:p>
      <text:p text:style-name="P1">&lt;script&gt;</text:p>
      <text:p text:style-name="P1"/>
      <text:p text:style-name="P1">var obj = {};</text:p>
      <text:p text:style-name="P1"><text:s/>obj.a = 5;</text:p>
      <text:p text:style-name="P1"><text:s/>obj.b = 6;</text:p>
      <text:p text:style-name="P1"><text:s/>obj.c = 10;</text:p>
      <text:p text:style-name="P1"><text:s/>var objcpy = JSON.parse(JSON.stringify(obj));</text:p>
      <text:p text:style-name="P1"><text:s/>console.log(obj);</text:p>
      <text:p text:style-name="P1"><text:s/>console.log(objcpy);</text:p>
      <text:p text:style-name="P1">&lt;/script&gt;</text:p>
      <text:p text:style-name="P1">&lt;/body&gt;</text:p>
      <text:p text:style-name="P1">&lt;/html&gt;</text:p>
      <text:p text:style-name="P1"/>
      <text:p text:style-name="P1"/>
      <text:p text:style-name="P3"><text:span text:style-name="T2">5. C</text:span>reate a list of objects of Employee with info as follow :</text:p>
      <text:list xml:id="list1540005855" text:style-name="L1">
        <text:list-item>
          <text:p text:style-name="P5">Name, age, salary ,DOB</text:p>
        </text:list-item>
        <text:list-item>
          <text:p text:style-name="P5">filter all employees with salary greater than 5000</text:p>
        </text:list-item>
        <text:list-item>
          <text:p text:style-name="P5">group employee on the basis of their age</text:p>
        </text:list-item>
        <text:list-item>
          <text:p text:style-name="P5">fetch employees with salary less than 1000 and age greater than 20. Then give them an increment 5 times their salary. </text:p>
        </text:list-item>
      </text:list>
      <text:p text:style-name="P2">&lt;html&gt;</text:p>
      <text:p text:style-name="P2">&lt;body&gt;</text:p>
      <text:p text:style-name="P2">&lt;script&gt;</text:p>
      <text:p text:style-name="P2">var employee = [</text:p>
      <text:p text:style-name="P2">{</text:p>
      <text:p text:style-name="P2">name:"Amit",</text:p>
      <text:p text:style-name="P2">age:'22',</text:p>
      <text:p text:style-name="P2">salary:'15000',</text:p>
      <text:p text:style-name="P2">dob:'12-02-1997'</text:p>
      <text:p text:style-name="P2">},</text:p>
      <text:p text:style-name="P2">{</text:p>
      <text:p text:style-name="P2">name:"Ayush",</text:p>
      <text:p text:style-name="P2">age:'23',</text:p>
      <text:p text:style-name="P2">salary:'18000',</text:p>
      <text:p text:style-name="P2">dob:'15-03-1998'</text:p>
      <text:p text:style-name="P2">},</text:p>
      <text:p text:style-name="P2">{</text:p>
      <text:p text:style-name="P2">name:"Rahul",</text:p>
      <text:p text:style-name="P2">age:'23',</text:p>
      <text:p text:style-name="P2">salary:'800',</text:p>
      <text:p text:style-name="P2">dob:'17-04-1995'</text:p>
      <text:p text:style-name="P2">},</text:p>
      <text:p text:style-name="P2">{</text:p>
      <text:p text:style-name="P2">name:"Rajat",</text:p>
      <text:p text:style-name="P2">age:'22',</text:p>
      <text:p text:style-name="P2">salary:'500',</text:p>
      <text:p text:style-name="P2">dob:'10-05-1999'</text:p>
      <text:p text:style-name="P2">},</text:p>
      <text:p text:style-name="P2">{</text:p>
      <text:p text:style-name="P2">name:"Vivek",</text:p>
      <text:p text:style-name="P2">age:'24',</text:p>
      <text:p text:style-name="P2"><text:soft-page-break/>salary:'6000',</text:p>
      <text:p text:style-name="P2">dob:'17-04-1995'</text:p>
      <text:p text:style-name="P2">}];</text:p>
      <text:p text:style-name="P2"/>
      <text:p text:style-name="P2"><text:s/>console.log(employee);</text:p>
      <text:p text:style-name="P2"/>
      <text:p text:style-name="P2"/>
      <text:p text:style-name="P2"/>
      <text:p text:style-name="P2">var newArray=employee.filter(function(number)</text:p>
      <text:p text:style-name="P2">{</text:p>
      <text:p text:style-name="P2">return number.salary&gt;5000;</text:p>
      <text:p text:style-name="P2">}</text:p>
      <text:p text:style-name="P2">);</text:p>
      <text:p text:style-name="P2">console.log(newArray);</text:p>
      <text:p text:style-name="P2"/>
      <text:p text:style-name="P2"/>
      <text:p text:style-name="P2"/>
      <text:p text:style-name="P2"/>
      <text:p text:style-name="P2"/>
      <text:p text:style-name="P2">let count = 0;</text:p>
      <text:p text:style-name="P2"/>
      <text:p text:style-name="P2"><text:s/>for(let i = 0; i &lt; employee.length;i++)</text:p>
      <text:p text:style-name="P2"><text:s/>{</text:p>
      <text:p text:style-name="P2"><text:s text:c="5"/>if(employee[i].salary &lt; 1000 &amp;&amp; employee[i].age &gt; 20)</text:p>
      <text:p text:style-name="P2"><text:s text:c="5"/>{</text:p>
      <text:p text:style-name="P2"><text:s text:c="9"/>console.log(employee[i]);</text:p>
      <text:p text:style-name="P2"><text:s text:c="9"/>employee[i].salary = employee[i].salary * 5 ;</text:p>
      <text:p text:style-name="P2"><text:s text:c="9"/></text:p>
      <text:p text:style-name="P2"><text:s text:c="5"/>}</text:p>
      <text:p text:style-name="P2"><text:s/>}</text:p>
      <text:p text:style-name="P2"/>
      <text:p text:style-name="P2"><text:s/>console.log(employee);</text:p>
      <text:p text:style-name="P2">&lt;/script&gt;</text:p>
      <text:p text:style-name="P2"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0:58:57.557576177</meta:creation-date>
    <dc:date>2019-02-12T22:56:56.586990928</dc:date>
    <meta:editing-duration>PT1H27M2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119" meta:word-count="273" meta:character-count="2015" meta:non-whitespace-character-count="1810"/>
  </office:meta>
</office:document-meta>
</file>